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0.61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/>
          <table:table-cell office:value-type="float" office:value="51">
            <text:p>51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рапид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7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/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ференцварош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брённбю</text:p>
          </table:table-cell>
          <table:table-cell/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стандард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бешикташ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днепр</text:p>
          </table:table-cell>
          <table:table-cell/>
          <table:table-cell office:value-type="string">
            <text:p>13(15-2)</text:p>
          </table:table-cell>
          <table:table-cell table:number-columns-repeated="6"/>
        </table:table-row>
        <table:table-row table:style-name="ro1">
          <table:table-cell office:value-type="string">
            <text:p>хапоэль та</text:p>
          </table:table-cell>
          <table:table-cell/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эспальол</text:p>
          </table:table-cell>
          <table:table-cell table:formula="of:=---[.B125]" office:value-type="float" office:value="0">
            <text:p>#ЗНАЧЕН!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данди</text:p>
          </table:table-cell>
          <table:table-cell/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сарагоса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осер</text:p>
          </table:table-cell>
          <table:table-cell/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генк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 table:number-columns-repeated="2"/>
        </table:table-row>
        <table:table-row table:style-name="ro1" table:number-rows-repeated="10484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8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4">14.12.2019</text:date>, <text:time>04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1M17S</meta:editing-duration>
    <meta:editing-cycles>589</meta:editing-cycles>
    <meta:generator>OpenOffice/4.1.1$Win32 OpenOffice.org_project/411m6$Build-9775</meta:generator>
    <dc:date>2019-12-14T04:41:16.29</dc:date>
    <meta:document-statistic meta:table-count="3" meta:cell-count="575" meta:object-count="0"/>
    <meta:user-defined meta:name="Info 1"/>
    <meta:user-defined meta:name="Info 2"/>
    <meta:user-defined meta:name="Info 3"/>
    <meta:user-defined meta:name="Info 4"/>
  </office:meta>
</office:document-meta>
</file>